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B000003D9DBA00EA8C186B453.png" manifest:media-type="image/png"/>
  <manifest:file-entry manifest:full-path="Pictures/10002D2000004A4A0000903D49BCB0A12D10BDCE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ouble_20_Dash" svg:stroke-width="0.081cm" svg:stroke-color="#ff0000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fill-color="#b2b2b2" draw:textarea-horizontal-align="justify" draw:textarea-vertical-align="middle" draw:auto-grow-height="false" fo:min-height="1.5cm" fo:min-width="2.75cm"/>
      <style:paragraph-properties style:writing-mode="lr-tb"/>
    </style:style>
    <style:style style:name="gr5" style:family="graphic" style:parent-style-name="standard">
      <style:graphic-properties draw:fill-color="#77bc65" draw:textarea-horizontal-align="justify" draw:textarea-vertical-align="middle" draw:auto-grow-height="false" fo:min-height="1.5cm" fo:min-width="2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26pt" style:font-size-asian="26pt" style:font-size-complex="26pt"/>
    </style:style>
    <style:style style:name="P4" style:family="paragraph">
      <loext:graphic-properties draw:fill-color="#b2b2b2"/>
      <style:paragraph-properties fo:text-align="center"/>
      <style:text-properties fo:font-size="26pt" style:font-size-asian="26pt" style:font-size-complex="26pt"/>
    </style:style>
    <style:style style:name="P5" style:family="paragraph">
      <loext:graphic-properties draw:fill-color="#77bc65"/>
      <style:paragraph-properties fo:text-align="center"/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9.017cm" svg:height="36.924cm" svg:x="12cm" svg:y="13.75cm">
          <draw:image xlink:href="Pictures/10002D2000004A4A0000903D49BCB0A12D10BDCE.svg" xlink:type="simple" xlink:show="embed" xlink:actuate="onLoad" draw:mime-type="image/svg+xml">
            <text:p/>
          </draw:image>
          <draw:image xlink:href="Pictures/10000001000001FB000003D9DBA00EA8C186B453.png" xlink:type="simple" xlink:show="embed" xlink:actuate="onLoad" draw:mime-type="image/png"/>
        </draw:frame>
        <draw:line draw:style-name="gr2" draw:text-style-name="P2" draw:layer="layout" svg:x1="10.75cm" svg:y1="50.5cm" svg:x2="32.5cm" svg:y2="50.5cm">
          <text:p/>
        </draw:line>
        <draw:line draw:style-name="gr2" draw:text-style-name="P2" draw:layer="layout" svg:x1="10.7cm" svg:y1="32.75cm" svg:x2="32.45cm" svg:y2="32.75cm">
          <text:p/>
        </draw:line>
        <draw:frame draw:style-name="gr3" draw:text-style-name="P3" draw:layer="layout" svg:width="6.086cm" svg:height="1.276cm" svg:x="4.7cm" svg:y="49.75cm">
          <draw:text-box>
            <text:p><text:span text:style-name="T1">0x1200_0000</text:span></text:p>
          </draw:text-box>
        </draw:frame>
        <draw:frame draw:style-name="gr3" draw:text-style-name="P3" draw:layer="layout" svg:width="6.086cm" svg:height="1.276cm" svg:x="4.7cm" svg:y="31.974cm">
          <draw:text-box>
            <text:p><text:span text:style-name="T1">0x1220_0000</text:span></text:p>
          </draw:text-box>
        </draw:frame>
        <draw:frame draw:style-name="gr3" draw:text-style-name="P3" draw:layer="layout" svg:width="6.086cm" svg:height="1.276cm" svg:x="4.914cm" svg:y="13.224cm">
          <draw:text-box>
            <text:p><text:span text:style-name="T1">0x1240_0000</text:span></text:p>
          </draw:text-box>
        </draw:frame>
        <draw:custom-shape draw:style-name="gr4" draw:text-style-name="P4" draw:layer="layout" svg:width="3.25cm" svg:height="1.75cm" svg:x="40.45cm" svg:y="14.1cm">
          <text:p text:style-name="P1"><text:span text:style-name="T1">Used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25cm" svg:height="1.75cm" svg:x="40.45cm" svg:y="16.85cm">
          <text:p text:style-name="P1"><text:span text:style-name="T1">Free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8.88cm" svg:height="2.301cm" svg:x="37.049cm" svg:y="24.75cm">
          <draw:text-box>
            <text:p text:style-name="P1"><text:span text:style-name="T1">pageblock</text:span></text:p>
            <text:p text:style-name="P1"><text:span text:style-name="T1">(mixed migrate type)</text:span></text:p>
          </draw:text-box>
        </draw:frame>
        <draw:frame draw:style-name="gr3" draw:text-style-name="P6" draw:layer="layout" svg:width="8.067cm" svg:height="2.301cm" svg:x="37.049cm" svg:y="41cm">
          <draw:text-box>
            <text:p text:style-name="P1"><text:span text:style-name="T1">pageblock</text:span></text:p>
            <text:p text:style-name="P1"><text:span text:style-name="T1">same migrate type</text:span></text:p>
          </draw:text-box>
        </draw:frame>
        <draw:frame draw:style-name="gr3" draw:text-style-name="P7" draw:layer="layout" svg:width="9.481cm" svg:height="2.301cm" svg:x="37.25cm" svg:y="48.25cm">
          <draw:text-box>
            <text:p><text:span text:style-name="T2">PAGE_SIZE=4K</text:span></text:p>
            <text:p><text:span text:style-name="T2">pageblock_order=1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04T11:27:32.680779404</meta:creation-date>
    <meta:generator>LibreOffice/7.3.7.2$Linux_X86_64 LibreOffice_project/30$Build-2</meta:generator>
    <dc:date>2024-01-04T11:40:34.688294190</dc:date>
    <meta:editing-duration>PT12M58S</meta:editing-duration>
    <meta:editing-cycles>11</meta:editing-cycles>
    <meta:document-statistic meta:object-count="11"/>
  </office:meta>
</office:document-meta>
</file>